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6cm" fo:min-width="3.108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01cm" fo:min-width="4.52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9.25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5cm" fo:min-width="9.25cm" loext:decorative="false"/>
      <style:paragraph-properties style:writing-mode="lr-tb"/>
    </style:style>
    <style:style style:name="gr5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.28cm" fo:min-width="3.56cm" loext:decorative="false"/>
      <style:paragraph-properties style:writing-mode="lr-tb"/>
    </style:style>
    <style:style style:name="gr7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3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501cm" fo:min-width="3.606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751cm" fo:min-width="4.216cm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876cm" fo:min-width="3.876cm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cm" fo:min-width="4.126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75cm" fo:min-width="3.876cm" loext:decorative="false"/>
      <style:paragraph-properties style:writing-mode="lr-tb"/>
    </style:style>
    <style:style style:name="gr17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Arrowheads_20_35" draw:marker-end-width="0.3cm" draw:fill="none" draw:textarea-vertical-align="middle" loext:decorative="false"/>
    </style:style>
    <style:style style:name="gr30" style:family="graphic" style:parent-style-name="objectwithoutfill">
      <style:graphic-properties draw:marker-end="Arrowheads_20_36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37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42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</style:style>
    <style:style style:name="T1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1cm" svg:x="6.25cm" svg:y="2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3" draw:id="id3" draw:layer="layout" svg:width="8.25cm" svg:height="1.25cm" svg:x="4.25cm" svg:y="3.75cm">
          <text:p text:style-name="P1">Input Passwor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10" draw:id="id10" draw:layer="layout" svg:width="9.75cm" svg:height="1cm" svg:x="3.5cm" svg:y="21.75cm">
          <text:p text:style-name="P1">Calculate Entropy</text:p>
          <draw:enhanced-geometry svg:viewBox="0 0 21600 21600" draw:type="rectangle" draw:enhanced-path="M 0 0 L 21600 0 21600 21600 0 21600 0 0 Z N"/>
        </draw:custom-shape>
        <draw:custom-shape draw:style-name="gr4" draw:text-style-name="P1" xml:id="id11" draw:id="id11" draw:layer="layout" svg:width="9.75cm" svg:height="1.75cm" svg:x="3.5cm" svg:y="23.5cm">
          <text:p text:style-name="P1">Calculate average time required to brute-force crack it.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8.25cm" svg:y1="2.75cm" svg:x2="8.25cm" svg:y2="3.75cm">
          <text:p/>
        </draw:line>
        <draw:custom-shape draw:style-name="gr6" draw:text-style-name="P1" draw:layer="layout" svg:width="4.5cm" svg:height="0.75cm" svg:x="6cm" svg:y="28.5cm">
          <text:p text:style-name="P1">Stop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2" draw:layer="layout" svg:x1="12.75cm" svg:y1="6.875cm" svg:x2="16.875cm" svg:y2="5.75cm" draw:start-shape="id1" draw:start-glue-point="7" draw:end-shape="id2" draw:end-glue-point="8" svg:d="M12750 6875h4125v-1125" svg:viewBox="0 0 4126 1126">
          <text:p/>
        </draw:connector>
        <draw:connector draw:style-name="gr8" draw:text-style-name="P2" draw:layer="layout" svg:x1="16.875cm" svg:y1="4cm" svg:x2="11.66cm" svg:y2="4.375cm" draw:start-shape="id2" draw:start-glue-point="5" draw:end-shape="id3" draw:end-glue-point="9" svg:d="M16875 4000v-751h-5215v1126" svg:viewBox="0 0 5216 1127">
          <text:p/>
        </draw:connector>
        <draw:frame draw:style-name="gr9" draw:text-style-name="P4" draw:layer="layout" svg:width="14.5cm" svg:height="1.903cm" svg:x="3.5cm" svg:y="0.597cm">
          <draw:text-box>
            <text:p text:style-name="P3"><text:span text:style-name="T1">E</text:span><text:span text:style-name="T1">m</text:span><text:span text:style-name="T1">oji </text:span><text:span text:style-name="T1">Pa</text:span><text:span text:style-name="T1">ss</text:span><text:span text:style-name="T1">w</text:span><text:span text:style-name="T1">or</text:span><text:span text:style-name="T1">d </text:span><text:span text:style-name="T1">Va</text:span><text:span text:style-name="T1">lid</text:span><text:span text:style-name="T1">at</text:span><text:span text:style-name="T1">or </text:span><text:span text:style-name="T1">Fl</text:span><text:span text:style-name="T1">o</text:span><text:span text:style-name="T1">wc</text:span><text:span text:style-name="T1">ha</text:span><text:span text:style-name="T1">rt</text:span></text:p>
          </draw:text-box>
        </draw:frame>
        <draw:frame draw:style-name="gr10" draw:text-style-name="P5" draw:layer="layout" svg:width="1.311cm" svg:height="0.962cm" svg:x="13.689cm" svg:y="9.25cm">
          <draw:text-box>
            <text:p>No</text:p>
          </draw:text-box>
        </draw:frame>
        <draw:frame draw:style-name="gr11" draw:text-style-name="P5" draw:layer="layout" svg:width="1.75cm" svg:height="0.962cm" svg:x="9cm" svg:y="17.5cm">
          <draw:text-box>
            <text:p>Yes</text:p>
          </draw:text-box>
        </draw:frame>
        <draw:custom-shape draw:style-name="gr12" draw:text-style-name="P1" xml:id="id2" draw:id="id2" draw:layer="layout" svg:width="6.75cm" svg:height="1.75cm" svg:x="13.5cm" svg:y="4cm">
          <text:p text:style-name="P1">Explain why not vali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3" draw:text-style-name="P1" xml:id="id12" draw:id="id12" draw:layer="layout" svg:width="7.75cm" svg:height="1cm" svg:x="4.5cm" svg:y="26.25cm">
          <text:p text:style-name="P1">Output result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4" draw:text-style-name="P1" xml:id="id1" draw:id="id1" draw:layer="layout" svg:width="8.75cm" svg:height="2.25cm" svg:x="4cm" svg:y="5.75cm">
          <text:p text:style-name="P1">Length &gt;= 7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" xml:id="id4" draw:id="id4" draw:layer="layout" svg:width="8.75cm" svg:height="2.25cm" svg:x="4cm" svg:y="9cm">
          <text:p text:style-name="P1">Contains a number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5" draw:id="id5" draw:layer="layout" svg:width="9.25cm" svg:height="2.5cm" svg:x="3.75cm" svg:y="12.25cm">
          <text:p text:style-name="P1">Has a “safe” Emoji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" xml:id="id6" draw:id="id6" draw:layer="layout" svg:width="8.75cm" svg:height="2cm" svg:x="4cm" svg:y="15.5cm">
          <text:p text:style-name="P1">Has a special character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" xml:id="id7" draw:id="id7" draw:layer="layout" svg:width="8.75cm" svg:height="2cm" svg:x="4cm" svg:y="18.5cm">
          <text:p text:style-name="P1"><text:s/>No complex Emoji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5" draw:layer="layout" svg:width="1.75cm" svg:height="0.962cm" svg:x="9cm" svg:y="14.75cm">
          <draw:text-box>
            <text:p>Yes</text:p>
          </draw:text-box>
        </draw:frame>
        <draw:frame draw:style-name="gr11" draw:text-style-name="P5" draw:layer="layout" svg:width="1.75cm" svg:height="0.962cm" svg:x="9cm" svg:y="11.5cm">
          <draw:text-box>
            <text:p>Yes</text:p>
          </draw:text-box>
        </draw:frame>
        <draw:frame draw:style-name="gr11" draw:text-style-name="P5" draw:layer="layout" svg:width="1.75cm" svg:height="0.962cm" svg:x="8.75cm" svg:y="8.038cm">
          <draw:text-box>
            <text:p>Yes</text:p>
          </draw:text-box>
        </draw:frame>
        <draw:connector draw:style-name="gr17" draw:text-style-name="P2" draw:layer="layout" svg:x1="12.75cm" svg:y1="10.125cm" svg:x2="16.875cm" svg:y2="5.75cm" draw:start-shape="id4" draw:start-glue-point="7" draw:end-shape="id2" draw:end-glue-point="8" svg:d="M12750 10125h4125v-4375" svg:viewBox="0 0 4126 4376">
          <text:p/>
        </draw:connector>
        <draw:connector draw:style-name="gr18" draw:text-style-name="P2" draw:layer="layout" svg:x1="13cm" svg:y1="13.5cm" svg:x2="16.875cm" svg:y2="5.75cm" draw:start-shape="id5" draw:start-glue-point="7" draw:end-shape="id2" draw:end-glue-point="8" svg:d="M13000 13500h3875v-7750" svg:viewBox="0 0 3876 7751">
          <text:p/>
        </draw:connector>
        <draw:connector draw:style-name="gr19" draw:text-style-name="P2" draw:layer="layout" svg:x1="12.75cm" svg:y1="16.5cm" svg:x2="16.875cm" svg:y2="5.75cm" draw:start-shape="id6" draw:start-glue-point="7" draw:end-shape="id2" draw:end-glue-point="8" svg:d="M12750 16500h4125v-10750" svg:viewBox="0 0 4126 10751">
          <text:p/>
        </draw:connector>
        <draw:connector draw:style-name="gr20" draw:text-style-name="P2" draw:layer="layout" svg:x1="12.75cm" svg:y1="19.5cm" svg:x2="16.875cm" svg:y2="5.75cm" draw:start-shape="id7" draw:start-glue-point="7" draw:end-shape="id2" draw:end-glue-point="8" svg:d="M12750 19500h4125v-13750" svg:viewBox="0 0 4126 13751">
          <text:p/>
        </draw:connector>
        <draw:connector draw:style-name="gr21" draw:text-style-name="P2" xml:id="id8" draw:id="id8" draw:layer="layout" draw:type="line" svg:x1="8.375cm" svg:y1="9cm" svg:x2="8.375cm" svg:y2="9cm" draw:start-shape="id4" draw:start-glue-point="4" draw:end-shape="id4" draw:end-glue-point="4" svg:d="M8375 9000z" svg:viewBox="0 0 1 1">
          <text:p/>
        </draw:connector>
        <draw:connector draw:style-name="gr22" draw:text-style-name="P2" xml:id="id9" draw:id="id9" draw:layer="layout" draw:type="line" svg:x1="8.375cm" svg:y1="12.25cm" svg:x2="8.375cm" svg:y2="12.25cm" draw:start-shape="id5" draw:start-glue-point="4" draw:end-shape="id5" draw:end-glue-point="4" svg:d="M8375 12250z" svg:viewBox="0 0 1 1">
          <text:p/>
        </draw:connector>
        <draw:connector draw:style-name="gr23" draw:text-style-name="P2" draw:layer="layout" draw:type="line" svg:x1="8.375cm" svg:y1="9cm" svg:x2="8.375cm" svg:y2="9cm" draw:start-shape="id8" draw:start-glue-point="0" draw:end-shape="id8" draw:end-glue-point="0" svg:d="M8375 9000z" svg:viewBox="0 0 1 1">
          <text:p/>
        </draw:connector>
        <draw:connector draw:style-name="gr24" draw:text-style-name="P2" draw:layer="layout" draw:type="line" svg:x1="8.375cm" svg:y1="5cm" svg:x2="8.375cm" svg:y2="5.75cm" draw:start-shape="id3" draw:start-glue-point="8" draw:end-shape="id1" draw:end-glue-point="4" svg:d="M8375 5000v750" svg:viewBox="0 0 1 751">
          <text:p/>
        </draw:connector>
        <draw:connector draw:style-name="gr25" draw:text-style-name="P2" draw:layer="layout" draw:type="line" svg:x1="8.375cm" svg:y1="8cm" svg:x2="8.375cm" svg:y2="9cm" draw:start-shape="id1" draw:start-glue-point="6" draw:end-shape="id8" draw:end-glue-point="0" svg:d="M8375 8000v1000" svg:viewBox="0 0 1 1001">
          <text:p/>
        </draw:connector>
        <draw:connector draw:style-name="gr26" draw:text-style-name="P2" draw:layer="layout" draw:type="line" svg:x1="8.375cm" svg:y1="11.25cm" svg:x2="8.375cm" svg:y2="12.25cm" draw:start-shape="id4" draw:start-glue-point="6" draw:end-shape="id9" draw:end-glue-point="0" svg:d="M8375 11250v1000" svg:viewBox="0 0 1 1001">
          <text:p/>
        </draw:connector>
        <draw:connector draw:style-name="gr27" draw:text-style-name="P2" draw:layer="layout" draw:type="line" svg:x1="8.375cm" svg:y1="14.75cm" svg:x2="8.375cm" svg:y2="15.5cm" draw:start-shape="id5" draw:start-glue-point="6" draw:end-shape="id6" draw:end-glue-point="4" svg:d="M8375 14750v750" svg:viewBox="0 0 1 751">
          <text:p/>
        </draw:connector>
        <draw:connector draw:style-name="gr28" draw:text-style-name="P2" draw:layer="layout" draw:type="line" svg:x1="8.375cm" svg:y1="17.5cm" svg:x2="8.375cm" svg:y2="18.5cm" draw:start-shape="id6" draw:start-glue-point="6" draw:end-shape="id7" draw:end-glue-point="4" svg:d="M8375 17500v1000" svg:viewBox="0 0 1 1001">
          <text:p/>
        </draw:connector>
        <draw:connector draw:style-name="gr29" draw:text-style-name="P2" draw:layer="layout" draw:type="line" svg:x1="8.375cm" svg:y1="20.5cm" svg:x2="8.375cm" svg:y2="21.75cm" draw:start-shape="id7" draw:start-glue-point="6" draw:end-shape="id10" draw:end-glue-point="0" svg:d="M8375 20500v1250" svg:viewBox="0 0 1 1251">
          <text:p/>
        </draw:connector>
        <draw:connector draw:style-name="gr30" draw:text-style-name="P2" draw:layer="layout" draw:type="line" svg:x1="8.375cm" svg:y1="22.75cm" svg:x2="8.375cm" svg:y2="23.5cm" draw:start-shape="id10" draw:start-glue-point="2" draw:end-shape="id11" draw:end-glue-point="0" svg:d="M8375 22750v750" svg:viewBox="0 0 1 751">
          <text:p/>
        </draw:connector>
        <draw:connector draw:style-name="gr31" draw:text-style-name="P2" draw:layer="layout" draw:type="line" svg:x1="8.375cm" svg:y1="25.25cm" svg:x2="8.375cm" svg:y2="26.25cm" draw:start-shape="id11" draw:start-glue-point="2" draw:end-shape="id12" draw:end-glue-point="5" svg:d="M8375 25250v1000" svg:viewBox="0 0 1 1001">
          <text:p/>
        </draw:connector>
        <draw:line draw:style-name="gr32" draw:text-style-name="P2" draw:layer="layout" svg:x1="8.341cm" svg:y1="27.25cm" svg:x2="8.341cm" svg:y2="28.5cm">
          <text:p/>
        </draw:line>
        <draw:frame draw:style-name="gr10" draw:text-style-name="P5" draw:layer="layout" svg:width="1.311cm" svg:height="0.962cm" svg:x="13.689cm" svg:y="12.5cm">
          <draw:text-box>
            <text:p>No</text:p>
          </draw:text-box>
        </draw:frame>
        <draw:frame draw:style-name="gr10" draw:text-style-name="P5" draw:layer="layout" svg:width="1.311cm" svg:height="0.962cm" svg:x="13.689cm" svg:y="15.5cm">
          <draw:text-box>
            <text:p>No</text:p>
          </draw:text-box>
        </draw:frame>
        <draw:frame draw:style-name="gr10" draw:text-style-name="P5" draw:layer="layout" svg:width="1.311cm" svg:height="0.962cm" svg:x="13.689cm" svg:y="18.5cm">
          <draw:text-box>
            <text:p>No</text:p>
          </draw:text-box>
        </draw:frame>
        <draw:frame draw:style-name="gr11" draw:text-style-name="P5" draw:layer="layout" svg:width="1.75cm" svg:height="0.962cm" svg:x="9cm" svg:y="20.5cm">
          <draw:text-box>
            <text:p>Yes</text:p>
          </draw:text-box>
        </draw:frame>
        <draw:frame draw:style-name="gr10" draw:text-style-name="P5" draw:layer="layout" svg:width="1.311cm" svg:height="0.962cm" svg:x="13.689cm" svg:y="6.038cm">
          <draw:text-box>
            <text:p>No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8T13:01:04.435789127</meta:creation-date>
    <meta:print-date>2026-04-08T14:34:04.150405983</meta:print-date>
    <meta:printed-by>PDF files</meta:printed-by>
    <dc:date>2026-04-08T14:36:45.224575701</dc:date>
    <meta:editing-duration>PT33S</meta:editing-duration>
    <meta:editing-cycles>1</meta:editing-cycles>
    <meta:document-statistic meta:object-count="42"/>
    <meta:generator>LibreOffice/24.2.7.2$Linux_X86_64 LibreOffice_project/420$Build-2</meta:generator>
  </office:meta>
</office:document-meta>
</file>